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88384" calcext:value-type="float">
            <text:p>167.8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048" calcext:value-type="float">
            <text:p>167.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0952" calcext:value-type="float">
            <text:p>167.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3144" calcext:value-type="float">
            <text:p>167.7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048" calcext:value-type="float">
            <text:p>167.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048" calcext:value-type="float">
            <text:p>167.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3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0096" calcext:value-type="float">
            <text:p>167.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0096" calcext:value-type="float">
            <text:p>167.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7068" calcext:value-type="float">
            <text:p>168.7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4876" calcext:value-type="float">
            <text:p>167.4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924" calcext:value-type="float">
            <text:p>167.7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2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1808" calcext:value-type="float">
            <text:p>167.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12768" calcext:value-type="float">
            <text:p>168.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8.28008" calcext:value-type="float">
            <text:p>168.2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81704" calcext:value-type="float">
            <text:p>166.8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464" calcext:value-type="float">
            <text:p>166.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0368" calcext:value-type="float">
            <text:p>166.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7904" calcext:value-type="float">
            <text:p>167.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6736" calcext:value-type="float">
            <text:p>165.5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3688" calcext:value-type="float">
            <text:p>165.5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856" calcext:value-type="float">
            <text:p>163.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232" calcext:value-type="float">
            <text:p>163.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4136" calcext:value-type="float">
            <text:p>163.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24032" calcext:value-type="float">
            <text:p>163.3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0504" calcext:value-type="float">
            <text:p>163.2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0128" calcext:value-type="float">
            <text:p>163.3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756" calcext:value-type="float">
            <text:p>163.3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5368" calcext:value-type="float">
            <text:p>163.3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1464" calcext:value-type="float">
            <text:p>163.3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1088" calcext:value-type="float">
            <text:p>163.3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5096" calcext:value-type="float">
            <text:p>163.4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1672" calcext:value-type="float">
            <text:p>163.4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92968" calcext:value-type="float">
            <text:p>163.1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168584" calcext:value-type="float">
            <text:p>163.1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3564" calcext:value-type="float">
            <text:p>163.2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53928" calcext:value-type="float">
            <text:p>163.2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84408" calcext:value-type="float">
            <text:p>163.28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3552" calcext:value-type="float">
            <text:p>163.2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0128" calcext:value-type="float">
            <text:p>163.3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6224" calcext:value-type="float">
            <text:p>163.3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4888" calcext:value-type="float">
            <text:p>163.3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804" calcext:value-type="float">
            <text:p>163.3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4136" calcext:value-type="float">
            <text:p>163.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3176" calcext:value-type="float">
            <text:p>163.3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9272" calcext:value-type="float">
            <text:p>163.3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4512" calcext:value-type="float">
            <text:p>163.3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5848" calcext:value-type="float">
            <text:p>163.3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28" calcext:value-type="float">
            <text:p>163.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1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5952" calcext:value-type="float">
            <text:p>163.4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6704" calcext:value-type="float">
            <text:p>163.3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5368" calcext:value-type="float">
            <text:p>163.3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1088" calcext:value-type="float">
            <text:p>163.3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5472" calcext:value-type="float">
            <text:p>163.4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66" calcext:value-type="float">
            <text:p>163.2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38688" calcext:value-type="float">
            <text:p>163.2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5368" calcext:value-type="float">
            <text:p>163.3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804" calcext:value-type="float">
            <text:p>163.3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5952" calcext:value-type="float">
            <text:p>163.4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1192" calcext:value-type="float">
            <text:p>163.4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0232" calcext:value-type="float">
            <text:p>163.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232" calcext:value-type="float">
            <text:p>163.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5472" calcext:value-type="float">
            <text:p>163.4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4616" calcext:value-type="float">
            <text:p>163.4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1568" calcext:value-type="float">
            <text:p>163.4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2696" calcext:value-type="float">
            <text:p>163.3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72216" calcext:value-type="float">
            <text:p>163.2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0504" calcext:value-type="float">
            <text:p>163.2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0128" calcext:value-type="float">
            <text:p>163.3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2904" calcext:value-type="float">
            <text:p>163.4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6224" calcext:value-type="float">
            <text:p>163.3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9272" calcext:value-type="float">
            <text:p>163.3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24032" calcext:value-type="float">
            <text:p>163.3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56976" calcext:value-type="float">
            <text:p>163.2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232" calcext:value-type="float">
            <text:p>163.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852" calcext:value-type="float">
            <text:p>163.4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756" calcext:value-type="float">
            <text:p>163.3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0128" calcext:value-type="float">
            <text:p>163.3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804" calcext:value-type="float">
            <text:p>163.3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6224" calcext:value-type="float">
            <text:p>163.3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0336" calcext:value-type="float">
            <text:p>163.4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5096" calcext:value-type="float">
            <text:p>163.4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232" calcext:value-type="float">
            <text:p>163.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75264" calcext:value-type="float">
            <text:p>163.2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5744" calcext:value-type="float">
            <text:p>163.3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1568" calcext:value-type="float">
            <text:p>163.4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8416" calcext:value-type="float">
            <text:p>163.3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2708" calcext:value-type="float">
            <text:p>163.3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0608" calcext:value-type="float">
            <text:p>163.3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1088" calcext:value-type="float">
            <text:p>163.3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1088" calcext:value-type="float">
            <text:p>163.3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2424" calcext:value-type="float">
            <text:p>163.4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4616" calcext:value-type="float">
            <text:p>163.4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4616" calcext:value-type="float">
            <text:p>163.4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9" calcext:value-type="float">
            <text:p>163.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2048" calcext:value-type="float">
            <text:p>163.4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612" calcext:value-type="float">
            <text:p>163.2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90504" calcext:value-type="float">
            <text:p>163.2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5848" calcext:value-type="float">
            <text:p>163.3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5848" calcext:value-type="float">
            <text:p>163.3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9376" calcext:value-type="float">
            <text:p>163.4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1088" calcext:value-type="float">
            <text:p>163.3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14888" calcext:value-type="float">
            <text:p>163.3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6224" calcext:value-type="float">
            <text:p>163.3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1568" calcext:value-type="float">
            <text:p>163.4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2904" calcext:value-type="float">
            <text:p>163.4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0712" calcext:value-type="float">
            <text:p>163.4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8416" calcext:value-type="float">
            <text:p>163.3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5368" calcext:value-type="float">
            <text:p>163.3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9856" calcext:value-type="float">
            <text:p>163.4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852" calcext:value-type="float">
            <text:p>163.4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0608" calcext:value-type="float">
            <text:p>163.3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263072" calcext:value-type="float">
            <text:p>163.2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02696" calcext:value-type="float">
            <text:p>163.3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4136" calcext:value-type="float">
            <text:p>163.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2904" calcext:value-type="float">
            <text:p>163.4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6704" calcext:value-type="float">
            <text:p>163.3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232" calcext:value-type="float">
            <text:p>163.3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36224" calcext:value-type="float">
            <text:p>163.3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9752" calcext:value-type="float">
            <text:p>163.3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0232" calcext:value-type="float">
            <text:p>163.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4136" calcext:value-type="float">
            <text:p>163.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4616" calcext:value-type="float">
            <text:p>163.4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0232" calcext:value-type="float">
            <text:p>163.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852" calcext:value-type="float">
            <text:p>163.4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9376" calcext:value-type="float">
            <text:p>163.4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6704" calcext:value-type="float">
            <text:p>163.3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45368" calcext:value-type="float">
            <text:p>163.3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756" calcext:value-type="float">
            <text:p>163.3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1568" calcext:value-type="float">
            <text:p>163.4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0232" calcext:value-type="float">
            <text:p>163.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5756" calcext:value-type="float">
            <text:p>163.3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0232" calcext:value-type="float">
            <text:p>163.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4992" calcext:value-type="float">
            <text:p>163.3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1568" calcext:value-type="float">
            <text:p>163.4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9376" calcext:value-type="float">
            <text:p>163.4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66704" calcext:value-type="float">
            <text:p>163.3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1944" calcext:value-type="float">
            <text:p>163.3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5472" calcext:value-type="float">
            <text:p>163.4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0712" calcext:value-type="float">
            <text:p>163.4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1568" calcext:value-type="float">
            <text:p>163.4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2424" calcext:value-type="float">
            <text:p>163.4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4616" calcext:value-type="float">
            <text:p>163.4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7184" calcext:value-type="float">
            <text:p>163.3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0232" calcext:value-type="float">
            <text:p>163.4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328" calcext:value-type="float">
            <text:p>163.4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4136" calcext:value-type="float">
            <text:p>163.3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5848" calcext:value-type="float">
            <text:p>163.3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91088" calcext:value-type="float">
            <text:p>163.3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8144" calcext:value-type="float">
            <text:p>163.4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2904" calcext:value-type="float">
            <text:p>163.4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1568" calcext:value-type="float">
            <text:p>163.4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804" calcext:value-type="float">
            <text:p>163.3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8804" calcext:value-type="float">
            <text:p>163.3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852" calcext:value-type="float">
            <text:p>163.4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6808" calcext:value-type="float">
            <text:p>163.4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9856" calcext:value-type="float">
            <text:p>163.4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6808" calcext:value-type="float">
            <text:p>163.4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378896" calcext:value-type="float">
            <text:p>163.3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6808" calcext:value-type="float">
            <text:p>163.4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376" calcext:value-type="float">
            <text:p>163.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2424" calcext:value-type="float">
            <text:p>163.4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6328" calcext:value-type="float">
            <text:p>163.4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5472" calcext:value-type="float">
            <text:p>163.4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4616" calcext:value-type="float">
            <text:p>163.4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9856" calcext:value-type="float">
            <text:p>163.4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6808" calcext:value-type="float">
            <text:p>163.4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2904" calcext:value-type="float">
            <text:p>163.4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424" calcext:value-type="float">
            <text:p>163.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9" calcext:value-type="float">
            <text:p>163.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852" calcext:value-type="float">
            <text:p>163.4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9856" calcext:value-type="float">
            <text:p>163.4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1192" calcext:value-type="float">
            <text:p>163.4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7288" calcext:value-type="float">
            <text:p>163.4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8144" calcext:value-type="float">
            <text:p>163.4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0712" calcext:value-type="float">
            <text:p>163.4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852" calcext:value-type="float">
            <text:p>163.4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15472" calcext:value-type="float">
            <text:p>163.4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1568" calcext:value-type="float">
            <text:p>163.4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5952" calcext:value-type="float">
            <text:p>163.4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6432" calcext:value-type="float">
            <text:p>163.4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948" calcext:value-type="float">
            <text:p>163.4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1192" calcext:value-type="float">
            <text:p>163.4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7664" calcext:value-type="float">
            <text:p>163.4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1568" calcext:value-type="float">
            <text:p>163.4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0712" calcext:value-type="float">
            <text:p>163.4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424" calcext:value-type="float">
            <text:p>163.4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948" calcext:value-type="float">
            <text:p>163.4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6432" calcext:value-type="float">
            <text:p>163.4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97768" calcext:value-type="float">
            <text:p>163.4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85576" calcext:value-type="float">
            <text:p>163.4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5952" calcext:value-type="float">
            <text:p>163.4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42904" calcext:value-type="float">
            <text:p>163.4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1568" calcext:value-type="float">
            <text:p>163.4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09376" calcext:value-type="float">
            <text:p>163.4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24616" calcext:value-type="float">
            <text:p>163.4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39856" calcext:value-type="float">
            <text:p>163.4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1192" calcext:value-type="float">
            <text:p>163.4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1192" calcext:value-type="float">
            <text:p>163.4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5096" calcext:value-type="float">
            <text:p>163.4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5096" calcext:value-type="float">
            <text:p>163.4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61192" calcext:value-type="float">
            <text:p>163.4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76432" calcext:value-type="float">
            <text:p>163.4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455096" calcext:value-type="float">
            <text:p>163.4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616" calcext:value-type="float">
            <text:p>163.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5888" calcext:value-type="float">
            <text:p>163.6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7704" calcext:value-type="float">
            <text:p>163.7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1476" calcext:value-type="float">
            <text:p>163.8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0376" calcext:value-type="float">
            <text:p>163.7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332" calcext:value-type="float">
            <text:p>163.7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3592" calcext:value-type="float">
            <text:p>163.6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05032" calcext:value-type="float">
            <text:p>163.7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5304" calcext:value-type="float">
            <text:p>163.5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95304" calcext:value-type="float">
            <text:p>163.59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2464" calcext:value-type="float">
            <text:p>163.7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904" calcext:value-type="float">
            <text:p>163.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2088" calcext:value-type="float">
            <text:p>163.7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284" calcext:value-type="float">
            <text:p>163.6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5888" calcext:value-type="float">
            <text:p>163.6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83696" calcext:value-type="float">
            <text:p>163.6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284" calcext:value-type="float">
            <text:p>163.6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22736" calcext:value-type="float">
            <text:p>163.6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34344" calcext:value-type="float">
            <text:p>163.5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3188" calcext:value-type="float">
            <text:p>163.6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5512" calcext:value-type="float">
            <text:p>163.7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2568" calcext:value-type="float">
            <text:p>163.8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4176" calcext:value-type="float">
            <text:p>163.7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3592" calcext:value-type="float">
            <text:p>163.6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8936" calcext:value-type="float">
            <text:p>163.6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2088" calcext:value-type="float">
            <text:p>163.7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9896" calcext:value-type="float">
            <text:p>163.7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98936" calcext:value-type="float">
            <text:p>163.6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0272" calcext:value-type="float">
            <text:p>163.7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01984" calcext:value-type="float">
            <text:p>163.7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6848" calcext:value-type="float">
            <text:p>163.7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904" calcext:value-type="float">
            <text:p>163.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4656" calcext:value-type="float">
            <text:p>163.7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0272" calcext:value-type="float">
            <text:p>163.7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1504" calcext:value-type="float">
            <text:p>163.6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4552" calcext:value-type="float">
            <text:p>163.6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9416" calcext:value-type="float">
            <text:p>163.7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38" calcext:value-type="float">
            <text:p>163.7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9416" calcext:value-type="float">
            <text:p>163.7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7224" calcext:value-type="float">
            <text:p>163.7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4176" calcext:value-type="float">
            <text:p>163.7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17224" calcext:value-type="float">
            <text:p>163.7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856" calcext:value-type="float">
            <text:p>163.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0376" calcext:value-type="float">
            <text:p>163.7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5616" calcext:value-type="float">
            <text:p>163.8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8664" calcext:value-type="float">
            <text:p>163.8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6952" calcext:value-type="float">
            <text:p>163.8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5136" calcext:value-type="float">
            <text:p>163.7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5136" calcext:value-type="float">
            <text:p>163.7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1476" calcext:value-type="float">
            <text:p>163.8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3424" calcext:value-type="float">
            <text:p>163.7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01984" calcext:value-type="float">
            <text:p>163.7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1664" calcext:value-type="float">
            <text:p>163.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1608" calcext:value-type="float">
            <text:p>163.7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9144" calcext:value-type="float">
            <text:p>163.8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2192" calcext:value-type="float">
            <text:p>163.8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8428" calcext:value-type="float">
            <text:p>163.7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74552" calcext:value-type="float">
            <text:p>163.6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86744" calcext:value-type="float">
            <text:p>163.6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0808" calcext:value-type="float">
            <text:p>163.7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87328" calcext:value-type="float">
            <text:p>163.7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11712" calcext:value-type="float">
            <text:p>163.8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56848" calcext:value-type="float">
            <text:p>163.7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5992" calcext:value-type="float">
            <text:p>163.7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3904" calcext:value-type="float">
            <text:p>163.8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" calcext:value-type="float">
            <text:p>16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6472" calcext:value-type="float">
            <text:p>163.7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87328" calcext:value-type="float">
            <text:p>163.7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2088" calcext:value-type="float">
            <text:p>163.7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17808" calcext:value-type="float">
            <text:p>163.8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2192" calcext:value-type="float">
            <text:p>163.8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3424" calcext:value-type="float">
            <text:p>163.7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904" calcext:value-type="float">
            <text:p>163.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65992" calcext:value-type="float">
            <text:p>163.7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5616" calcext:value-type="float">
            <text:p>163.8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1336" calcext:value-type="float">
            <text:p>163.8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6096" calcext:value-type="float">
            <text:p>163.8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524" calcext:value-type="float">
            <text:p>163.8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7056" calcext:value-type="float">
            <text:p>163.8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5344" calcext:value-type="float">
            <text:p>163.9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8288" calcext:value-type="float">
            <text:p>163.8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0272" calcext:value-type="float">
            <text:p>163.7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689792" calcext:value-type="float">
            <text:p>163.6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3856" calcext:value-type="float">
            <text:p>163.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6952" calcext:value-type="float">
            <text:p>163.8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4864" calcext:value-type="float">
            <text:p>163.8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4384" calcext:value-type="float">
            <text:p>163.8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2088" calcext:value-type="float">
            <text:p>163.7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29416" calcext:value-type="float">
            <text:p>163.7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41608" calcext:value-type="float">
            <text:p>163.7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78184" calcext:value-type="float">
            <text:p>163.7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9144" calcext:value-type="float">
            <text:p>163.8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4384" calcext:value-type="float">
            <text:p>163.8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6096" calcext:value-type="float">
            <text:p>163.8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3048" calcext:value-type="float">
            <text:p>163.8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3904" calcext:value-type="float">
            <text:p>163.8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" calcext:value-type="float">
            <text:p>16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2192" calcext:value-type="float">
            <text:p>163.8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9624" calcext:value-type="float">
            <text:p>163.8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048" calcext:value-type="float">
            <text:p>163.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5616" calcext:value-type="float">
            <text:p>163.8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96472" calcext:value-type="float">
            <text:p>163.7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05616" calcext:value-type="float">
            <text:p>163.8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3904" calcext:value-type="float">
            <text:p>163.8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8288" calcext:value-type="float">
            <text:p>163.8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1816" calcext:value-type="float">
            <text:p>163.8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7912" calcext:value-type="float">
            <text:p>163.8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096" calcext:value-type="float">
            <text:p>163.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1816" calcext:value-type="float">
            <text:p>163.8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7432" calcext:value-type="float">
            <text:p>163.8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4384" calcext:value-type="float">
            <text:p>163.8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2192" calcext:value-type="float">
            <text:p>163.8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3904" calcext:value-type="float">
            <text:p>163.8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9144" calcext:value-type="float">
            <text:p>163.8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6096" calcext:value-type="float">
            <text:p>163.8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3" calcext:value-type="float">
            <text:p>16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2192" calcext:value-type="float">
            <text:p>163.8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524" calcext:value-type="float">
            <text:p>163.8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9624" calcext:value-type="float">
            <text:p>163.8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0104" calcext:value-type="float">
            <text:p>163.9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62" calcext:value-type="float">
            <text:p>163.9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2192" calcext:value-type="float">
            <text:p>163.8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23904" calcext:value-type="float">
            <text:p>163.8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524" calcext:value-type="float">
            <text:p>163.8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1336" calcext:value-type="float">
            <text:p>163.8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4524" calcext:value-type="float">
            <text:p>163.8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7432" calcext:value-type="float">
            <text:p>163.8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7432" calcext:value-type="float">
            <text:p>163.8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2672" calcext:value-type="float">
            <text:p>163.8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0104" calcext:value-type="float">
            <text:p>163.9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3152" calcext:value-type="float">
            <text:p>163.9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1816" calcext:value-type="float">
            <text:p>163.8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048" calcext:value-type="float">
            <text:p>163.8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2672" calcext:value-type="float">
            <text:p>163.8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7432" calcext:value-type="float">
            <text:p>163.8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6576" calcext:value-type="float">
            <text:p>163.8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572" calcext:value-type="float">
            <text:p>163.8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2672" calcext:value-type="float">
            <text:p>163.8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8768" calcext:value-type="float">
            <text:p>163.8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572" calcext:value-type="float">
            <text:p>163.8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7432" calcext:value-type="float">
            <text:p>163.8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51336" calcext:value-type="float">
            <text:p>163.8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63528" calcext:value-type="float">
            <text:p>163.8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572" calcext:value-type="float">
            <text:p>163.8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1816" calcext:value-type="float">
            <text:p>163.8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7912" calcext:value-type="float">
            <text:p>163.8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0104" calcext:value-type="float">
            <text:p>163.9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144" calcext:value-type="float">
            <text:p>163.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4488" calcext:value-type="float">
            <text:p>163.9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144" calcext:value-type="float">
            <text:p>163.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096" calcext:value-type="float">
            <text:p>163.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572" calcext:value-type="float">
            <text:p>163.8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572" calcext:value-type="float">
            <text:p>163.8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8768" calcext:value-type="float">
            <text:p>163.8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0104" calcext:value-type="float">
            <text:p>163.9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144" calcext:value-type="float">
            <text:p>163.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8392" calcext:value-type="float">
            <text:p>163.9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144" calcext:value-type="float">
            <text:p>163.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3632" calcext:value-type="float">
            <text:p>163.9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144" calcext:value-type="float">
            <text:p>163.9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9248" calcext:value-type="float">
            <text:p>163.9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9248" calcext:value-type="float">
            <text:p>163.9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9248" calcext:value-type="float">
            <text:p>163.9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9728" calcext:value-type="float">
            <text:p>163.93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0584" calcext:value-type="float">
            <text:p>163.9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84864" calcext:value-type="float">
            <text:p>163.8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9096" calcext:value-type="float">
            <text:p>163.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7536" calcext:value-type="float">
            <text:p>163.9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8872" calcext:value-type="float">
            <text:p>163.9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2776" calcext:value-type="float">
            <text:p>163.9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2776" calcext:value-type="float">
            <text:p>163.9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0208" calcext:value-type="float">
            <text:p>163.9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764" calcext:value-type="float">
            <text:p>163.9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3256" calcext:value-type="float">
            <text:p>163.9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8872" calcext:value-type="float">
            <text:p>163.9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33632" calcext:value-type="float">
            <text:p>163.93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4488" calcext:value-type="float">
            <text:p>163.9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4488" calcext:value-type="float">
            <text:p>163.92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8392" calcext:value-type="float">
            <text:p>163.9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1064" calcext:value-type="float">
            <text:p>163.9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8872" calcext:value-type="float">
            <text:p>163.9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7536" calcext:value-type="float">
            <text:p>163.9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27536" calcext:value-type="float">
            <text:p>163.92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45824" calcext:value-type="float">
            <text:p>163.9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824" calcext:value-type="float">
            <text:p>163.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764" calcext:value-type="float">
            <text:p>163.9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0688" calcext:value-type="float">
            <text:p>164.0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6304" calcext:value-type="float">
            <text:p>163.9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6304" calcext:value-type="float">
            <text:p>163.9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6304" calcext:value-type="float">
            <text:p>163.9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4112" calcext:value-type="float">
            <text:p>163.9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1064" calcext:value-type="float">
            <text:p>163.9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3736" calcext:value-type="float">
            <text:p>164.0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3736" calcext:value-type="float">
            <text:p>164.0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1544" calcext:value-type="float">
            <text:p>163.9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88496" calcext:value-type="float">
            <text:p>163.9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0688" calcext:value-type="float">
            <text:p>164.0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15928" calcext:value-type="float">
            <text:p>164.0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88496" calcext:value-type="float">
            <text:p>163.9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764" calcext:value-type="float">
            <text:p>163.9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6408" calcext:value-type="float">
            <text:p>164.0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7744" calcext:value-type="float">
            <text:p>164.0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0312" calcext:value-type="float">
            <text:p>164.0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4592" calcext:value-type="float">
            <text:p>163.9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88496" calcext:value-type="float">
            <text:p>163.9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55552" calcext:value-type="float">
            <text:p>164.0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0312" calcext:value-type="float">
            <text:p>164.0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764" calcext:value-type="float">
            <text:p>163.9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31168" calcext:value-type="float">
            <text:p>164.0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91544" calcext:value-type="float">
            <text:p>163.9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03152" calcext:value-type="float">
            <text:p>163.9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9352" calcext:value-type="float">
            <text:p>163.9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6784" calcext:value-type="float">
            <text:p>164.0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34216" calcext:value-type="float">
            <text:p>164.0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70792" calcext:value-type="float">
            <text:p>164.0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2984" calcext:value-type="float">
            <text:p>164.0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6032" calcext:value-type="float">
            <text:p>164.0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2984" calcext:value-type="float">
            <text:p>164.0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908" calcext:value-type="float">
            <text:p>164.0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7744" calcext:value-type="float">
            <text:p>164.0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2128" calcext:value-type="float">
            <text:p>164.0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5176" calcext:value-type="float">
            <text:p>164.0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6716" calcext:value-type="float">
            <text:p>163.9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878768" calcext:value-type="float">
            <text:p>163.8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15344" calcext:value-type="float">
            <text:p>163.9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3736" calcext:value-type="float">
            <text:p>164.0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18976" calcext:value-type="float">
            <text:p>164.0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4696" calcext:value-type="float">
            <text:p>164.0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5656" calcext:value-type="float">
            <text:p>164.1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46992" calcext:value-type="float">
            <text:p>164.1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0416" calcext:value-type="float">
            <text:p>164.1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432" calcext:value-type="float">
            <text:p>164.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586" calcext:value-type="float">
            <text:p>164.0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03736" calcext:value-type="float">
            <text:p>164.0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2984" calcext:value-type="float">
            <text:p>164.0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908" calcext:value-type="float">
            <text:p>164.0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6408" calcext:value-type="float">
            <text:p>164.0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55552" calcext:value-type="float">
            <text:p>164.0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7744" calcext:value-type="float">
            <text:p>164.0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6408" calcext:value-type="float">
            <text:p>164.0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336" calcext:value-type="float">
            <text:p>164.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336" calcext:value-type="float">
            <text:p>164.0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432" calcext:value-type="float">
            <text:p>164.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31752" calcext:value-type="float">
            <text:p>164.1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67744" calcext:value-type="float">
            <text:p>164.0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976304" calcext:value-type="float">
            <text:p>163.9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31168" calcext:value-type="float">
            <text:p>164.0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5656" calcext:value-type="float">
            <text:p>164.1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68328" calcext:value-type="float">
            <text:p>164.1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59184" calcext:value-type="float">
            <text:p>164.1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3568" calcext:value-type="float">
            <text:p>164.1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2608" calcext:value-type="float">
            <text:p>164.1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8908" calcext:value-type="float">
            <text:p>164.0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8704" calcext:value-type="float">
            <text:p>164.1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7368" calcext:value-type="float">
            <text:p>164.1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52504" calcext:value-type="float">
            <text:p>164.0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49456" calcext:value-type="float">
            <text:p>164.0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5004" calcext:value-type="float">
            <text:p>164.1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052" calcext:value-type="float">
            <text:p>164.1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5176" calcext:value-type="float">
            <text:p>164.0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52504" calcext:value-type="float">
            <text:p>164.0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956" calcext:value-type="float">
            <text:p>164.1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9576" calcext:value-type="float">
            <text:p>164.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59768" calcext:value-type="float">
            <text:p>164.2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47576" calcext:value-type="float">
            <text:p>164.2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74424" calcext:value-type="float">
            <text:p>164.1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70792" calcext:value-type="float">
            <text:p>164.0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432" calcext:value-type="float">
            <text:p>164.1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956" calcext:value-type="float">
            <text:p>164.1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01272" calcext:value-type="float">
            <text:p>164.1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2128" calcext:value-type="float">
            <text:p>164.0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01856" calcext:value-type="float">
            <text:p>164.2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6528" calcext:value-type="float">
            <text:p>164.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6528" calcext:value-type="float">
            <text:p>164.1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9576" calcext:value-type="float">
            <text:p>164.1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77472" calcext:value-type="float">
            <text:p>164.1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10416" calcext:value-type="float">
            <text:p>164.1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2128" calcext:value-type="float">
            <text:p>164.0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098224" calcext:value-type="float">
            <text:p>164.0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22608" calcext:value-type="float">
            <text:p>164.1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40896" calcext:value-type="float">
            <text:p>164.1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46992" calcext:value-type="float">
            <text:p>164.1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8052" calcext:value-type="float">
            <text:p>164.1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4148" calcext:value-type="float">
            <text:p>164.2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4148" calcext:value-type="float">
            <text:p>164.2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38432" calcext:value-type="float">
            <text:p>164.2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04904" calcext:value-type="float">
            <text:p>164.2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7196" calcext:value-type="float">
            <text:p>164.2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6632" calcext:value-type="float">
            <text:p>164.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592" calcext:value-type="float">
            <text:p>164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68344" calcext:value-type="float">
            <text:p>164.6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4168" calcext:value-type="float">
            <text:p>165.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6088" calcext:value-type="float">
            <text:p>167.0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76192" calcext:value-type="float">
            <text:p>167.7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67048" calcext:value-type="float">
            <text:p>167.6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0304" calcext:value-type="float">
            <text:p>167.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1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9512" calcext:value-type="float">
            <text:p>166.6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200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5128" calcext:value-type="float">
            <text:p>166.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99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16" calcext:value-type="float">
            <text:p>16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9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112" calcext:value-type="float">
            <text:p>165.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9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4168" calcext:value-type="float">
            <text:p>165.8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9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14648" calcext:value-type="float">
            <text:p>166.1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9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5984" calcext:value-type="float">
            <text:p>166.3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9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6944" calcext:value-type="float">
            <text:p>166.9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9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9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0472" calcext:value-type="float">
            <text:p>167.3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9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51808" calcext:value-type="float">
            <text:p>167.5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9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7.3352" calcext:value-type="float">
            <text:p>167.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9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99992" calcext:value-type="float">
            <text:p>166.9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66464" calcext:value-type="float">
            <text:p>166.6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8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32936" calcext:value-type="float">
            <text:p>166.3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48176" calcext:value-type="float">
            <text:p>166.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8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54272" calcext:value-type="float">
            <text:p>166.5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8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29888" calcext:value-type="float">
            <text:p>166.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8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072" calcext:value-type="float">
            <text:p>165.7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8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6.05504" calcext:value-type="float">
            <text:p>166.0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8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636" calcext:value-type="float">
            <text:p>165.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7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1016" calcext:value-type="float">
            <text:p>165.1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7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252" calcext:value-type="float">
            <text:p>163.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7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4944" calcext:value-type="float">
            <text:p>159.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72" calcext:value-type="float">
            <text:p>160.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30016" calcext:value-type="float">
            <text:p>161.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1.11728" calcext:value-type="float">
            <text:p>161.1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678368" calcext:value-type="float">
            <text:p>160.6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1104" calcext:value-type="float">
            <text:p>160.4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471104" calcext:value-type="float">
            <text:p>160.4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61376" calcext:value-type="float">
            <text:p>160.3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306512" calcext:value-type="float">
            <text:p>160.3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6384" calcext:value-type="float">
            <text:p>160.2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05928" calcext:value-type="float">
            <text:p>160.2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5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0.254696" calcext:value-type="float">
            <text:p>160.2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5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39" calcext:value-type="float">
            <text:p>159.6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617664" calcext:value-type="float">
            <text:p>159.6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20128" calcext:value-type="float">
            <text:p>159.5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5628" calcext:value-type="float">
            <text:p>159.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616" calcext:value-type="float">
            <text:p>159.7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773112" calcext:value-type="float">
            <text:p>159.7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9.309816" calcext:value-type="float">
            <text:p>159.3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8.93796" calcext:value-type="float">
            <text:p>158.9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2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892496" calcext:value-type="float">
            <text:p>157.8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6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80688" calcext:value-type="float">
            <text:p>156.3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34716" calcext:value-type="float">
            <text:p>156.3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6.030168" calcext:value-type="float">
            <text:p>156.0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76804" calcext:value-type="float">
            <text:p>155.7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643072" calcext:value-type="float">
            <text:p>155.6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5.271216" calcext:value-type="float">
            <text:p>155.2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984704" calcext:value-type="float">
            <text:p>154.9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4.47264" calcext:value-type="float">
            <text:p>154.4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7048" calcext:value-type="float">
            <text:p>152.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960832" calcext:value-type="float">
            <text:p>152.9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7.36824" calcext:value-type="float">
            <text:p>157.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2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88184" calcext:value-type="float">
            <text:p>151.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2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74468" calcext:value-type="float">
            <text:p>151.7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5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445976" calcext:value-type="float">
            <text:p>151.4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4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9.815296" calcext:value-type="float">
            <text:p>149.8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4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7496" calcext:value-type="float">
            <text:p>150.1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4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0.14448" calcext:value-type="float">
            <text:p>150.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4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1.125936" calcext:value-type="float">
            <text:p>151.1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555113462001</text:p>
          </table:table-cell>
          <table:table-cell office:value-type="string" calcext:value-type="string">
            <text:p>B-24-14 28CAD [TRUXTON NORTH]</text:p>
          </table:table-cell>
          <table:table-cell office:value-type="string" calcext:value-type="string">
            <text:p>194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2.436576" calcext:value-type="float">
            <text:p>152.4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9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0" meta:object-count="0"/>
    <meta:user-defined meta:name="AppVersion">3.0</meta:user-defined>
  </office:meta>
</office:document-meta>
</file>